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23725a" officeooo:paragraph-rsid="0023725a"/>
    </style:style>
    <style:style style:name="P2" style:family="paragraph" style:parent-style-name="text">
      <style:text-properties style:font-name="Times New Roman" officeooo:rsid="00340841" officeooo:paragraph-rsid="00340841" style:font-size-asian="10.5pt"/>
    </style:style>
    <style:style style:name="P3" style:family="paragraph" style:parent-style-name="text">
      <style:text-properties style:font-name="Times New Roman" officeooo:rsid="001f999d" officeooo:paragraph-rsid="00340841" style:font-size-asian="10.5pt"/>
    </style:style>
    <style:style style:name="P4" style:family="paragraph" style:parent-style-name="text" style:list-style-name="L1"/>
    <style:style style:name="P5" style:family="paragraph" style:parent-style-name="text" style:list-style-name="L1">
      <style:text-properties officeooo:rsid="0021b387" officeooo:paragraph-rsid="00282615"/>
    </style:style>
    <style:style style:name="P6" style:family="paragraph" style:parent-style-name="text" style:list-style-name="L1">
      <style:text-properties officeooo:rsid="00116acc" officeooo:paragraph-rsid="00116acc"/>
    </style:style>
    <style:style style:name="P7" style:family="paragraph" style:parent-style-name="text" style:list-style-name="L1">
      <style:text-properties officeooo:rsid="00116acc" officeooo:paragraph-rsid="00282615"/>
    </style:style>
    <style:style style:name="P8" style:family="paragraph" style:parent-style-name="text" style:list-style-name="L1">
      <style:text-properties officeooo:rsid="00116acc" officeooo:paragraph-rsid="0018b6ca"/>
    </style:style>
    <style:style style:name="P9" style:family="paragraph" style:parent-style-name="text" style:list-style-name="L1">
      <style:text-properties officeooo:rsid="00116acc" officeooo:paragraph-rsid="0019cb4d"/>
    </style:style>
    <style:style style:name="P10" style:family="paragraph" style:parent-style-name="text" style:list-style-name="L1">
      <style:text-properties officeooo:rsid="0023725a" officeooo:paragraph-rsid="0023725a"/>
    </style:style>
    <style:style style:name="P11" style:family="paragraph" style:parent-style-name="text" style:list-style-name="L1">
      <style:text-properties officeooo:rsid="0019cb4d" officeooo:paragraph-rsid="0019cb4d"/>
    </style:style>
    <style:style style:name="P12" style:family="paragraph" style:parent-style-name="text" style:list-style-name="L1">
      <style:text-properties officeooo:rsid="002d8101" officeooo:paragraph-rsid="002d8101"/>
    </style:style>
    <style:style style:name="P13" style:family="paragraph" style:parent-style-name="text" style:list-style-name="L1">
      <style:text-properties officeooo:rsid="00130026" officeooo:paragraph-rsid="00130026"/>
    </style:style>
    <style:style style:name="P14" style:family="paragraph" style:parent-style-name="text" style:list-style-name="L1">
      <style:text-properties officeooo:rsid="001a0098" officeooo:paragraph-rsid="001a0098"/>
    </style:style>
    <style:style style:name="P15" style:family="paragraph" style:parent-style-name="text" style:list-style-name="L3">
      <style:text-properties officeooo:rsid="001a5e8f" officeooo:paragraph-rsid="001a5e8f"/>
    </style:style>
    <style:style style:name="P16" style:family="paragraph" style:parent-style-name="text" style:list-style-name="L1">
      <style:text-properties style:font-name="Times New Roman" officeooo:rsid="0023725a" officeooo:paragraph-rsid="0039af2f" style:font-size-asian="10.5pt"/>
    </style:style>
    <style:style style:name="P17" style:family="paragraph" style:parent-style-name="text" style:list-style-name="L4">
      <style:text-properties style:font-name="Times New Roman" officeooo:rsid="003175f6" officeooo:paragraph-rsid="003175f6" style:font-size-asian="10.5pt"/>
    </style:style>
    <style:style style:name="P18" style:family="paragraph" style:parent-style-name="text" style:list-style-name="L4">
      <style:text-properties style:font-name="Times New Roman" officeooo:rsid="003175f6" officeooo:paragraph-rsid="00340841" style:font-size-asian="10.5pt"/>
    </style:style>
    <style:style style:name="P19" style:family="paragraph" style:parent-style-name="text" style:list-style-name="L4">
      <style:text-properties style:font-name="Times New Roman" officeooo:rsid="0039af2f" officeooo:paragraph-rsid="0039af2f" style:font-size-asian="10.5pt"/>
    </style:style>
    <style:style style:name="P20" style:family="paragraph" style:parent-style-name="text">
      <style:text-properties style:font-name="Times New Roman" officeooo:rsid="001f999d" officeooo:paragraph-rsid="003badbf" style:font-size-asian="10.5pt"/>
    </style:style>
    <style:style style:name="P21" style:family="paragraph" style:parent-style-name="text" style:list-style-name="L1">
      <style:text-properties officeooo:rsid="003618ab" officeooo:paragraph-rsid="003618ab"/>
    </style:style>
    <style:style style:name="P22" style:family="paragraph" style:parent-style-name="text" style:list-style-name="L1">
      <style:text-properties officeooo:rsid="0036e70b" officeooo:paragraph-rsid="0036e70b"/>
    </style:style>
    <style:style style:name="P23" style:family="paragraph" style:parent-style-name="text" style:list-style-name="L1">
      <style:text-properties officeooo:rsid="0037d4f4" officeooo:paragraph-rsid="0037d4f4"/>
    </style:style>
    <style:style style:name="P24" style:family="paragraph" style:parent-style-name="text" style:list-style-name="L1">
      <style:text-properties officeooo:rsid="0039af2f" officeooo:paragraph-rsid="0039af2f"/>
    </style:style>
    <style:style style:name="P25" style:family="paragraph" style:parent-style-name="text" style:list-style-name="L3">
      <style:text-properties officeooo:rsid="0039af2f" officeooo:paragraph-rsid="0039af2f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officeooo:rsid="002bc7d1"/>
    </style:style>
    <style:style style:name="T4" style:family="text">
      <style:text-properties officeooo:rsid="002f1888"/>
    </style:style>
    <style:style style:name="T5" style:family="text">
      <style:text-properties officeooo:rsid="003265a1"/>
    </style:style>
    <style:style style:name="T6" style:family="text">
      <style:text-properties officeooo:rsid="00340841"/>
    </style:style>
    <style:style style:name="T7" style:family="text">
      <style:text-properties officeooo:rsid="003618ab"/>
    </style:style>
    <style:style style:name="T8" style:family="text">
      <style:text-properties officeooo:rsid="0036e70b"/>
    </style:style>
    <style:style style:name="T9" style:family="text">
      <style:text-properties officeooo:rsid="0037d4f4"/>
    </style:style>
    <style:style style:name="T10" style:family="text">
      <style:text-properties officeooo:rsid="0039af2f"/>
    </style:style>
    <style:style style:name="T11" style:family="text">
      <style:text-properties officeooo:rsid="0023725a"/>
    </style:style>
    <style:style style:name="T12" style:family="text">
      <style:text-properties officeooo:rsid="003badbf"/>
    </style:style>
    <style:style style:name="T13" style:family="text">
      <style:text-properties officeooo:rsid="003be606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el Jaromír Erben: <text:span text:style-name="T7">Kytice</text:span></text:p>
      <text:list xml:id="list2607714563" text:style-name="L1">
        <text:list-item>
          <text:p text:style-name="P4"/>
          <text:list>
            <text:list-item>
              <text:p text:style-name="P5">poezie; <text:span text:style-name="T7">liriko-epika</text:span>; <text:span text:style-name="T7">sbírka balad</text:span></text:p>
              <text:list>
                <text:list-item>
                  <text:p text:style-name="P21">psáno ve verších</text:p>
                </text:list-item>
                <text:list-item>
                  <text:p text:style-name="P21">důležité dialogy mezi postavami</text:p>
                </text:list-item>
                <text:list-item>
                  <text:p text:style-name="P21">obsahuje 11 balad a 2 básně s vlasteneckým kontextem (úvod a závěr)</text:p>
                  <text:list>
                    <text:list-item>
                      <text:p text:style-name="P21">balady – pochmurný <text:s/>děj → většinou tragický konec</text:p>
                    </text:list-item>
                  </text:list>
                </text:list-item>
              </text:list>
            </text:list-item>
            <text:list-item>
              <text:p text:style-name="P6">Téma <text:span text:style-name="T2">a motivy</text:span></text:p>
              <text:list>
                <text:list-item>
                  <text:p text:style-name="P6">úryvku: <text:span text:style-name="T8">láska na první pohled, náhodné setkání</text:span></text:p>
                </text:list-item>
                <text:list-item>
                  <text:p text:style-name="P7">díla:</text:p>
                  <text:list>
                    <text:list-item>
                      <text:p text:style-name="P22">přetvářka, nepřiměřený trest, smrt, osud</text:p>
                    </text:list-item>
                    <text:list-item>
                      <text:p text:style-name="P22">zbožnost, pověry, tradice, lidové slavnosti láska, mateřství</text:p>
                    </text:list-item>
                    <text:list-item>
                      <text:p text:style-name="P22">tajemno</text:p>
                    </text:list-item>
                    <text:list-item>
                      <text:p text:style-name="P22">vlastenectví (úvod, závěr)</text:p>
                    </text:list-item>
                  </text:list>
                </text:list-item>
              </text:list>
            </text:list-item>
            <text:list-item>
              <text:p text:style-name="P8">úryvek je z<text:span text:style-name="T8">e začátku balady Zlatý kolovrat. Pán se poprvé potká s nevlastní dcerou</text:span></text:p>
            </text:list-item>
            <text:list-item>
              <text:p text:style-name="P22">časoprostor</text:p>
              <text:list>
                <text:list-item>
                  <text:p text:style-name="P22">jednotlivé balady – krátké, odehrávají se většinou v krátkých časových intervalech (někdy však i delší přerušení); čas blíže neurčen; oblíbená noc</text:p>
                </text:list-item>
                <text:list-item>
                  <text:p text:style-name="P22">často ve vesnici, v lese, popřípadě na hřbitově</text:p>
                </text:list-item>
              </text:list>
            </text:list-item>
            <text:list-item>
              <text:p text:style-name="P9">kompozice</text:p>
              <text:list>
                <text:list-item>
                  <text:p text:style-name="P10"><text:span text:style-name="T3">chronologicky</text:span></text:p>
                </text:list-item>
                <text:list-item>
                  <text:p text:style-name="P23">13 příběhů</text:p>
                  <text:list>
                    <text:list-item>
                      <text:p text:style-name="P23">OBSAH:</text:p>
                    </text:list-item>
                    <text:list-item>
                      <text:p text:style-name="P23">KYTICE – <text:span text:style-name="T12">úvodní vlastenecký proslov – přeměna ženy do mateřidoušky</text:span></text:p>
                    </text:list-item>
                    <text:list-item>
                      <text:p text:style-name="P23">POKLAD – <text:span text:style-name="T12">žena našla poklad, chtěla ho odnést a opustila svoje dítě</text:span></text:p>
                    </text:list-item>
                    <text:list-item>
                      <text:p text:style-name="P23">SVATEBNÍ KOŠILE – <text:span text:style-name="T12">návrat chlapce dívky, který ji pak odvede na strašlivé místo → útěk</text:span></text:p>
                    </text:list-item>
                    <text:list-item>
                      <text:p text:style-name="P23">POLEDNICE – <text:span text:style-name="T12">žena udusí svoje dítě ze strachu z „Polednice“</text:span></text:p>
                    </text:list-item>
                    <text:list-item>
                      <text:p text:style-name="P23">ZLATÝ KOLOVRAT – <text:span text:style-name="T13">láska na první pohled, záměna dcer, kolovrat poví pravdu</text:span></text:p>
                    </text:list-item>
                    <text:list-item>
                      <text:p text:style-name="P23">ŠTĚDRÝ DEN – <text:span text:style-name="T13">předpověď budoucnosti v jezeře pro dvě dívky, jedna zemře, druhá se ožení</text:span></text:p>
                    </text:list-item>
                    <text:list-item>
                      <text:p text:style-name="P23">HOLOUBEK – <text:span text:style-name="T13">holoubek připomene vdově jejího bývalého manžela</text:span></text:p>
                    </text:list-item>
                    <text:list-item>
                      <text:p text:style-name="P23">ZÁHOŘOVO LO<text:span text:style-name="T12">Ž</text:span>E – <text:span text:style-name="T13">vyprávění o pekle</text:span></text:p>
                    </text:list-item>
                    <text:list-item>
                      <text:p text:style-name="P23">VODNÍK – <text:span text:style-name="T13">vodník se ožení s dívkou, ta mu po čase uteče, pomsta na potomkovi</text:span></text:p>
                    </text:list-item>
                    <text:list-item>
                      <text:p text:style-name="P23">VRBA – <text:span text:style-name="T13">žena je životně spojena s vrbou, její manžel skácí vrbu, ona zemře</text:span></text:p>
                    </text:list-item>
                    <text:list-item>
                      <text:p text:style-name="P23">LILIE – <text:span text:style-name="T13">přeměna dívky v lilii, posmrtný život</text:span></text:p>
                    </text:list-item>
                    <text:list-item>
                      <text:p text:style-name="P23">DCEŘINA KLETBA – <text:span text:style-name="T13">dialog matky a dcery, která se musí zbavit viny</text:span></text:p>
                    </text:list-item>
                    <text:list-item>
                      <text:p text:style-name="P23">VĚŠTKYNĚ - <text:s/><text:span text:style-name="T13">závěrečná vlastenecká báseň; Libuše …</text:span></text:p>
                    </text:list-item>
                  </text:list>
                </text:list-item>
                <text:list-item>
                  <text:p text:style-name="P23">v jednotlivých příbězích se kompozice mění</text:p>
                </text:list-item>
              </text:list>
            </text:list-item>
          </text:list>
        </text:list-item>
        <text:list-item>
          <text:p text:style-name="P4"><text:s/></text:p>
          <text:list>
            <text:list-item>
              <text:p text:style-name="P6">vypravěč:</text:p>
              <text:list>
                <text:list-item>
                  <text:p text:style-name="P10">ano, <text:span text:style-name="T9">v některých pasážích velice důležitá role</text:span></text:p>
                </text:list-item>
              </text:list>
            </text:list-item>
            <text:list-item>
              <text:p text:style-name="P11">vyprávěcí způsoby, typy promluv</text:p>
              <text:list>
                <text:list-item>
                  <text:p text:style-name="P11">Er forma</text:p>
                </text:list-item>
                <text:list-item>
                  <text:p text:style-name="P23"><text:soft-page-break/>časté dialogy</text:p>
                </text:list-item>
                <text:list-item>
                  <text:p text:style-name="P23">přímá řeč</text:p>
                </text:list-item>
              </text:list>
            </text:list-item>
            <text:list-item>
              <text:p text:style-name="P12">veršová výstavba</text:p>
              <text:list>
                <text:list-item>
                  <text:p text:style-name="P23">různé počty slabik</text:p>
                </text:list-item>
                <text:list-item>
                  <text:p text:style-name="P23">vázaný verš</text:p>
                </text:list-item>
                <text:list-item>
                  <text:p text:style-name="P23">aabb - <text:s/>sdružený</text:p>
                </text:list-item>
                <text:list-item>
                  <text:p text:style-name="P23">jamb, trochej</text:p>
                </text:list-item>
              </text:list>
            </text:list-item>
            <text:list-item>
              <text:p text:style-name="P13">postavy</text:p>
              <text:list>
                <text:list-item>
                  <text:p text:style-name="P23">obecně</text:p>
                  <text:list>
                    <text:list-item>
                      <text:p text:style-name="P23">mateřské pouto; pozitivní; zbožní</text:p>
                    </text:list-item>
                    <text:list-item>
                      <text:p text:style-name="P23">nadpřirozené postavy – vodník, polednice …</text:p>
                    </text:list-item>
                    <text:list-item>
                      <text:p text:style-name="P23">proměnění</text:p>
                    </text:list-item>
                  </text:list>
                </text:list-item>
                <text:list-item>
                  <text:p text:style-name="P23">Zlatý kolovrat</text:p>
                  <text:list>
                    <text:list-item>
                      <text:p text:style-name="P23">Dora <text:s/>- nevlastní dcera, krásná, milá</text:p>
                    </text:list-item>
                    <text:list-item>
                      <text:p text:style-name="P23">Macecha – výrazně nadržuje své vlastní dceři; zlá, chamtivá, <text:span text:style-name="T10">nevzhledná</text:span></text:p>
                    </text:list-item>
                    <text:list-item>
                      <text:p text:style-name="P24">Vlastní dcera – podobná Doře, zákeřná</text:p>
                    </text:list-item>
                    <text:list-item>
                      <text:p text:style-name="P24">Král – zamiluje se do Dory; mladý</text:p>
                    </text:list-item>
                    <text:list-item>
                      <text:p text:style-name="P24">Dědeček – nadpřirozená postava – oživí Doru</text:p>
                    </text:list-item>
                    <text:list-item>
                      <text:p text:style-name="P24">Pach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1">jazykové prostředky</text:span> </text:p>
        </text:list-item>
      </text:list>
      <text:list xml:id="list929869215" text:style-name="L3">
        <text:list-item>
          <text:list>
            <text:list-item>
              <text:p text:style-name="P15"><text:span text:style-name="T4">dnes: </text:span>často <text:span text:style-name="T10">a</text:span>rchaismy, <text:span text:style-name="T10">historismy</text:span>; <text:span text:style-name="T4">básnická čeština</text:span></text:p>
            </text:list-item>
            <text:list-item>
              <text:p text:style-name="P25">aliterace, anafory, apostrofy …</text:p>
            </text:list-item>
            <text:list-item>
              <text:p text:style-name="P25">přirovnání, epiteton, synekdocha</text:p>
            </text:list-item>
            <text:list-item>
              <text:p text:style-name="P25">častá inverze, zvolání</text:p>
            </text:list-item>
            <text:list-item>
              <text:p text:style-name="P25">eufonie</text:p>
            </text:list-item>
          </text:list>
        </text:list-item>
      </text:list>
      <text:list xml:id="list164245825474987" text:continue-list="list2607714563" text:style-name="L1">
        <text:list-item>
          <text:p text:style-name="P16">Karel Jaromír Erben <text:span text:style-name="T5">(1811-1840)</text:span></text:p>
        </text:list-item>
      </text:list>
      <text:list xml:id="list1539849558" text:style-name="L4">
        <text:list-item>
          <text:list>
            <text:list-item>
              <text:p text:style-name="P19">sběratelská činnost</text:p>
              <text:list>
                <text:list-item>
                  <text:p text:style-name="P19">české lidové písně</text:p>
                </text:list-item>
              </text:list>
            </text:list-item>
            <text:list-item>
              <text:p text:style-name="P19">básník</text:p>
            </text:list-item>
            <text:list-item>
              <text:p text:style-name="P19">právník, archivář</text:p>
            </text:list-item>
            <text:list-item>
              <text:p text:style-name="P19">Sto prostonárodních pohádek a pověstí slovanských</text:p>
            </text:list-item>
            <text:list-item>
              <text:p text:style-name="P19">Písně národní v Čechách</text:p>
            </text:list-item>
            <text:list-item>
              <text:p text:style-name="P17">3. fáze národního obrození</text:p>
              <text:list>
                <text:list-item>
                  <text:p text:style-name="P18">Ty<text:span text:style-name="T6">l</text:span></text:p>
                </text:list-item>
                <text:list-item>
                  <text:p text:style-name="P19">Mácha</text:p>
                </text:list-item>
                <text:list-item>
                  <text:p text:style-name="P18">Němcová</text:p>
                </text:list-item>
                <text:list-item>
                  <text:p text:style-name="P18">Borovský</text:p>
                </text:list-item>
                <text:list-item>
                  <text:p text:style-name="P18">vznik 1. politického obrozeneckého programu</text:p>
                </text:list-item>
                <text:list-item>
                  <text:p text:style-name="P18">úkolem literatury zůstávalo povzbuzovat národní sebevědomí, vychovávat k vlastenectví </text:p>
                </text:list-item>
              </text:list>
            </text:list-item>
          </text:list>
        </text:list-item>
      </text:list>
      <text:p text:style-name="P3">ZDROJE:</text:p>
      <text:p text:style-name="P20"><text:span text:style-name="T12">ERBEN</text:span>, <text:span text:style-name="T11">Karel Jaromír</text:span>. <text:span text:style-name="T12">Kytice</text:span> [online]. Dostupné z WWW <text:a xlink:type="simple" xlink:href="https://web2.mlp.cz/koweb/00/03/37/00/42/kytice.pdf" text:style-name="Internet_20_link" text:visited-style-name="Visited_20_Internet_20_Link">https://web2.mlp.cz/koweb/00/03/37/00/42/kytice.pdf</text:a></text:p>
      <text:p text:style-name="P2">Vlastní zápisk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3-17T16:42:35.320000000</dc:date>
    <meta:editing-duration>PT3H11M26S</meta:editing-duration>
    <meta:editing-cycles>28</meta:editing-cycles>
    <meta:generator>LibreOffice/5.4.6.2$Windows_X86_64 LibreOffice_project/4014ce260a04f1026ba855d3b8d91541c224eab8</meta:generator>
    <meta:print-date>2018-06-11T19:44:00.271000000</meta:print-date>
    <meta:document-statistic meta:table-count="0" meta:image-count="0" meta:object-count="0" meta:page-count="2" meta:paragraph-count="83" meta:word-count="476" meta:character-count="2876" meta:non-whitespace-character-count="2532"/>
  </office:meta>
</office:document-meta>
</file>